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paragraph-properties fo:margin-bottom="0.1667in"/>
      <style:text-properties style:font-name="Times" fo:font-size="12.0pt" fo:background-color="#ececec"/>
    </style:style>
    <style:style style:name="P5" style:family="paragraph" style:parent-style-name="Standard">
      <style:text-properties style:font-name="LiHei Pro" fo:font-size="12.0pt"/>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3.04.30 17:58   |   <text:a xlink:type="simple" xlink:href="http://palinfo.habago.org/Entry?Command=Information_PrintForum&amp;iPage=475#FORUM31920"><text:span text:style-name="T2">#</text:span></text:a></text:p>
      <text:p text:style-name="P2"><text:span text:style-name="T3">(</text:span>續<text:span text:style-name="T3">)<text:line-break/><text:line-break/></text:span>收看鳳凰已經十年<text:span text:style-name="T3">. </text:span>起因是<text:span text:style-name="T3">2003</text:span>年有一次看到一篇有關伊拉克的戰地新聞報導<text:span text:style-name="T3">,</text:span>非常驚訝<text:span text:style-name="T3">,</text:span>別說中文世界<text:span text:style-name="T3">,</text:span>即使英文世界也沒看過寫得這麼動人且內涵豐富的新聞<text:span text:style-name="T3">,</text:span>文筆極佳<text:span text:style-name="T3">,</text:span>情真意切<text:span text:style-name="T3">. <text:line-break/><text:line-break/></text:span>如果我沒記錯<text:span text:style-name="T3">,</text:span>作者就是冷暖人生的陳曉楠<text:span text:style-name="T3">. </text:span>從那時起<text:span text:style-name="T3">,</text:span>我才知道鳳凰<text:span text:style-name="T3">,</text:span>馬上花一筆錢裝衛星電視<text:span text:style-name="T3">,</text:span>不管人在劍橋還是在台灣<text:span text:style-name="T3">,</text:span>不管搬去哪<text:span text:style-name="T3">,</text:span>一定要找到廠商幫我架設衛星電視<text:span text:style-name="T3">,</text:span>不惜重金<text:span text:style-name="T3">,</text:span>克服一切困難<text:span text:style-name="T3">. <text:line-break/><text:line-break/></text:span>有一回<text:span text:style-name="T3">,</text:span>一個工人說<text:span text:style-name="T3">,</text:span>難度太高了<text:span text:style-name="T3">,</text:span>你一定要裝嗎<text:span text:style-name="T3">? </text:span>我說不惜重金也要裝<text:span text:style-name="T3">,</text:span>沒有鳳凰我會死<text:span text:style-name="T3">. </text:span>他說<text:span text:style-name="T3">,</text:span>你是要看鳳凰的什麼節目那麼重要<text:span text:style-name="T3">? </text:span>我說節目很多<text:span text:style-name="T3">,</text:span>幾乎每個節目都是極品<text:span text:style-name="T3">. </text:span>他要我舉例<text:span text:style-name="T3">,</text:span>我就說例如冷暖人生<text:span text:style-name="T3">,</text:span>例如講建築的築夢天下<text:span text:style-name="T3">,</text:span>例如每天的新聞直通車或新聞早班車<text:span text:style-name="T3">,</text:span>例如風雲對話或名人面對面<text:span text:style-name="T3">,</text:span>例如今日看世界<text:span text:style-name="T3">,</text:span>例如我的中國心<text:span text:style-name="T3">,</text:span>例如以前的鳳凰大視野及皇牌大放送及風範大國民等等<text:span text:style-name="T3">. <text:line-break/><text:line-break/></text:span>當然<text:span text:style-name="T3">,</text:span>主要仍是冷暖人生<text:span text:style-name="T3">,</text:span>將來我的遺囑一定會寫上有關冷暖人生的遺願<text:span text:style-name="T3">,</text:span>我希望世人能夠收看這節目<text:span text:style-name="T3">,</text:span>雖然我已經五六年沒看了<text:span text:style-name="T3">,</text:span>但我至今仍然照樣每周會把它錄下來<text:span text:style-name="T3">,</text:span>錄給後人看<text:span text:style-name="T3">,</text:span>但我自己不看<text:span text:style-name="T3">,</text:span>因為我的生活已經一片火海<text:span text:style-name="T3">,</text:span>我想向上提升<text:span text:style-name="T3">,</text:span>不想再向下沉淪<text:span text:style-name="T3">.<text:line-break/><text:line-break/></text:span>最近聽智巽提到一句話很有道理<text:span text:style-name="T3">,</text:span>有些東西你不看就算了<text:span text:style-name="T3">,</text:span>但你若看了<text:span text:style-name="T3">,"</text:span>對它便有一份責任<text:span text:style-name="T3">". </text:span>這也是為什麼我收藏好多戰爭資料或政治內幕等等<text:span text:style-name="T3">,</text:span>卻常不敢閱讀或整理的原因<text:span text:style-name="T3">,</text:span>因為你一接觸它<text:span text:style-name="T3">,</text:span>對它便有了一份責任<text:span text:style-name="T3">,</text:span>甚至很多文章寫了不敢公諸於世<text:span text:style-name="T3">,</text:span>因為怕責任越滾越重<text:span text:style-name="T3">,</text:span>例如反貧鈾彈的文章寫了十幾篇<text:span text:style-name="T3">,</text:span>至今貼出的也只有一兩篇<text:span text:style-name="T3">.<text:line-break/><text:line-break/></text:span>不過<text:span text:style-name="T3">,</text:span>冷暖人生的殺傷力恐怕就不只是道德責任的問題這麼簡單了<text:span text:style-name="T3">,</text:span>而是它會讓你失去理智<text:span text:style-name="T3">,</text:span>很危險的<text:span text:style-name="T3">. </text:span>不信的話<text:span text:style-name="T3">,</text:span>你可以自己去看看<text:span text:style-name="T3">,</text:span>別說我沒事先警告<text:span text:style-name="T3">.</text:span></text:p>
      <text:p text:style-name="P1"><text:span text:style-name="T1">俊明</text:span><text:s/>  |  2013.04.30 10:00   |   <text:a xlink:type="simple" xlink:href="http://palinfo.habago.org/Entry?Command=Information_PrintForum&amp;iPage=475#FORUM31919"><text:span text:style-name="T2">#</text:span></text:a></text:p>
      <text:p text:style-name="P3">上一回站樁時，一群口操類似越南語或緬甸語的青少年經過面前，其中一個青年看了我的標語，舉起雙手做投降狀，還得意的請朋友將我和他拍照留念。我手上拿著的標語是<text:span text:style-name="T3">“PUT DOWN THE WEAPONS”<text:line-break/><text:line-break/></text:span>關於這段插曲，我其實想不到真正要說些什麼，只是內心有時會莫名的散過一絲惆悵或一點悲哀。對那位青年來說，這張有我的照片（其實他要拍的是那句標語啦）很可能在他的生命中引不起一環漣漪，它只是曾拍過的一萬張照片中的其中一張。當青年在很久以後看回這張照片時，他想起的應該是台北的辣妹和滷肉飯，壓根兒不會知道這句標語背後代表的含義。<text:span text:style-name="T3"><text:line-break/><text:line-break/></text:span>那對青年來說，有什麼損失嗎？我不懂。對我來說，青年損失的可能是一個打開視野的機會、一個探索真相的機會、一個對弱勢群體關懷的機會、等等等。但這只是我想當然爾，對青年來說，在他生命裡這一切有可能都不重要。<text:span text:style-name="T3"><text:line-break/><text:line-break/></text:span>我以前常跟很多朋友或同學談過巴勒斯坦和伊拉克的事，換來的經常只是<text:span text:style-name="T3">“</text:span>哦<text:span text:style-name="T3">”</text:span>一聲，聽了過後或左耳進右耳出或這邊記那邊忘。類似經驗<text:span text:style-name="T3">“</text:span>豐富<text:span text:style-name="T3">”</text:span>後，我也就不再跟誰誰誰特別提起了。跟那位青年一樣，有些事情若你有一丁點的興趣，自然而然的就會自行去尋找去認識，若沒有一丁點興趣跟你講千百篇也沒用。伊拉克或巴勒斯坦或許許多多的人為災難，對某某某來說可能只是一個故事、一張照片、一個不足道的事件，只要不發生在我身上，那就不是一個<text:span text:style-name="T3">“</text:span>問題<text:span text:style-name="T3">”</text:span>，日子依然馬照跑舞照跳（廣東諺語），依然可以活得寫意得很。<text:span text:style-name="T3"><text:line-break/><text:line-break/></text:span>突然想起站樁的這小段插曲，藉此發了一點牢騷。</text:p>
      <text:p text:style-name="P1"><text:span text:style-name="T1">陳真</text:span><text:s/>  |  2013.04.29 21:04   |   <text:a xlink:type="simple" xlink:href="http://palinfo.habago.org/Entry?Command=Information_PrintForum&amp;iPage=475#FORUM31918"><text:span text:style-name="T2">#</text:span></text:a></text:p>
      <text:p text:style-name="P2">這應接續上回講到台灣人馬文才唐伯虎搞不清楚的事<text:span text:style-name="T3">,</text:span>說穿了<text:span text:style-name="T3">,</text:span>不外就是文化水平與智商<text:span text:style-name="T3">. </text:span>一個人<text:span text:style-name="T3">,</text:span>得先有點最最最基本的文化水平及智商<text:span text:style-name="T3">,</text:span>然後他才有可能鑑賞基本優劣<text:span text:style-name="T3">,</text:span>要不然<text:span text:style-name="T3">,</text:span>他很可能會認為暢銷作家幾把刀是天才<text:span text:style-name="T3">,</text:span>而生前作品無人聞問的梭羅是蠢才<text:span text:style-name="T3">.<text:line-break/><text:line-break/></text:span>這些整天反什麼中資統媒的<text:span text:style-name="T3">,</text:span>張牙舞爪<text:span text:style-name="T3">,</text:span>實在讓人厭惡到爆<text:span text:style-name="T3">,</text:span>說有多蠢就有多蠢<text:span text:style-name="T3">,</text:span>有時我都會覺得自己是不是在做夢<text:span text:style-name="T3">,</text:span>這理應是小說才會有的人物與情節吧<text:span text:style-name="T3">,</text:span>想不到世界上竟然真的有這麼多蠢到這種地步的人<text:span text:style-name="T3">.<text:line-break/><text:line-break/></text:span>就猶如蔣家年代<text:span text:style-name="T3">,</text:span>四周全是這類蠢蛋<text:span text:style-name="T3">,</text:span>你跟他說蔣家是混蛋<text:span text:style-name="T3">,</text:span>國民黨壞到爆<text:span text:style-name="T3">,</text:span>他們聽了都會笑出來<text:span text:style-name="T3">,</text:span>覺得你怎麼那麼好笑<text:span text:style-name="T3">,</text:span>怎麼會被共匪洗腦洗成這個樣子<text:span text:style-name="T3">,</text:span>把世界偉人兼世界民主的燈塔說成獨裁混蛋<text:span text:style-name="T3">,</text:span>把勤政愛民的偉大的黨說成貪污亂黨<text:span text:style-name="T3">. <text:line-break/><text:line-break/></text:span>幾十年來<text:span text:style-name="T3">,</text:span>我始終有這樣一種不可思議的感覺<text:span text:style-name="T3">,</text:span>太不可思議了<text:span text:style-name="T3">,</text:span>為什麼會有人真的這麼笨<text:span text:style-name="T3">,</text:span>笨到連作品的基本優劣<text:span text:style-name="T3">,</text:span>連基本美醜是非都完全受制於人<text:span text:style-name="T3">,</text:span>完全受人操控而完全不自知<text:span text:style-name="T3">. </text:span>不但不自知<text:span text:style-name="T3">,</text:span>而且顧盼自雄還想改造社會呢<text:span text:style-name="T3">.<text:line-break/><text:line-break/></text:span>一個社會要推翻一個政權很容易<text:span text:style-name="T3">,</text:span>要改變一種制度也一點都不難<text:span text:style-name="T3">,</text:span>但涉及文化水平與智商的一種鑑賞能力之培養<text:span text:style-name="T3">,</text:span>以及某種文明素質的深入人心<text:span text:style-name="T3">,</text:span>卻恐怕至少需要千百年或數千年之久<text:span text:style-name="T3">.<text:line-break/><text:line-break/></text:span>當然<text:span text:style-name="T3">,</text:span>政客們不在我的評論範圍<text:span text:style-name="T3">,</text:span>他們智商高到破表<text:span text:style-name="T3">,</text:span>高到嚇死人<text:span text:style-name="T3">,</text:span>這是毫無疑問的一件事<text:span text:style-name="T3">,</text:span>他們只是故做單純狀<text:span text:style-name="T3">,</text:span>假裝不知道是非美醜<text:span text:style-name="T3">,</text:span>以便謀取最大私利<text:span text:style-name="T3">.<text:line-break/><text:line-break/></text:span>陳真<text:span text:style-name="T3"><text:line-break/><text:line-break/>==============<text:line-break/></text:span>江丙坤籲引進鳳凰央視增國際觀　網友：嚇得說不出話　<text:span text:style-name="T3"><text:line-break/><text:line-break/>ETtoday – 2013</text:span>年<text:span text:style-name="T3">4</text:span>月<text:span text:style-name="T3">28</text:span>日<text:span text:style-name="T3"><text:line-break/><text:line-break/></text:span>政治中心／綜合報導<text:span text:style-name="T3"><text:line-break/><text:line-break/></text:span>台北論壇基金會<text:span text:style-name="T3">28</text:span>日舉辦辜汪會談<text:span text:style-name="T3">20</text:span>周年座談會，前海基會董事長江丙坤在會中提到，為了解決媒體亂象，他曾向總統馬英九提議，可以考慮引入香港鳳凰衛視與大陸央視國際新聞，藉此取代國人愛看的八卦新聞。<text:span text:style-name="T3"><text:line-break/><text:line-break/></text:span>江丙坤在座談會上從經濟、政治聊到文化交流，他說曾向馬總統提議，可以引進鳳凰衛視和央視的國際新聞，寧可讓大家看國際新聞，也不要看八卦新聞。<text:span text:style-name="T3"><text:line-break/><text:line-break/></text:span>江的一席話引起網友熱烈討論，批評者不解為何要引進沒有新聞自由國度的電視台，反媒體巨獸青年聯盟總召林飛帆更是在臉書直言「嚇得說不出話」。<text:span text:style-name="T3"><text:line-break/><text:line-break/>----<text:line-break/></text:span>江丙坤建議讓央視入台<text:span text:style-name="T3"><text:s/></text:span>民進黨<text:span text:style-name="T3">:</text:span>向後看齊<text:span text:style-name="T3"><text:s/></text:span>可悲<text:span text:style-name="T3"><text:line-break/><text:line-break/></text:span>中廣新聞網<text:span text:style-name="T3"><text:s/>– 2013</text:span>年<text:span text:style-name="T3">4</text:span>月<text:span text:style-name="T3">29</text:span>日<text:span text:style-name="T3"><text:line-break/><text:line-break/></text:span>前海基會董事長江丙坤建議讓大陸中央電視台和香港鳳凰衛視在台灣落地，以減少台灣媒體亂象，民進黨今天回應表示，讓開放、自由的台灣「向後看齊」，引進經過設計、管制的新聞，提出這種建議的又是曾代表台灣在第一線談判的代表，民進黨感到「可悲」（繆宇綸報導）<text:span text:style-name="T3"><text:line-break/><text:line-break/></text:span>針對江丙坤的建議，民進黨發言人林俊憲表示，他不知道江丙坤建議引進經過設計、管制的新聞節目到台灣，有甚麼樣的意義『要讓自由、開放的台灣「向後看齊」新聞自由度嚴重落後的中國，我不曉得他的想法是什麼。但是，有這種落後思想的人，他過去是代表台灣，在第一線作為兩岸交流、談判的代表，我們覺得非常地可悲！』</text:p>
      <text:p text:style-name="P1"><text:span text:style-name="T1">陳真</text:span><text:s/>  |  2013.04.27 02:49   |   <text:a xlink:type="simple" xlink:href="http://palinfo.habago.org/Entry?Command=Information_PrintForum&amp;iPage=475#FORUM31917"><text:span text:style-name="T2">#</text:span></text:a></text:p>
      <text:p text:style-name="P4"><text:span text:style-name="T1">電影中這一段並沒有收錄在原聲帶中，找了很多年，最近才想到也許</text:span>youtube<text:span text:style-name="T1">上會有，果然馬上就找到。</text:span><text:line-break/><text:line-break/>http://www.youtube.com/watch?v=mwMOvx8kvSc<text:line-break/><text:line-break/>youtube<text:span text:style-name="T1">中有各種版本，唱得好的，還有底下這一位，但我不知道她是誰。</text:span><text:line-break/><text:line-break/>Who will I sing My song to If there is no one Who shows herself On the balcony <text:span text:style-name="T1">我在想，一個人如果獨自來到陰間，或獨自留在陽世，這首歌應該很適合。</text:span><text:line-break/><text:line-break/>http://www.youtube.com/watch?v=s0RJNg-Hepg (<text:span text:style-name="T1">這版本最好</text:span>)<text:line-break/><text:line-break/>http://www.youtube.com/watch?v=MEjQsLunEI8 (<text:span text:style-name="T1">一分鐘處開始唱</text:span>)<text:line-break/><text:line-break/>http://www.youtube.com/watch?v=mltysmBIswU<text:line-break/><text:line-break/><text:span text:style-name="T1">陳真</text:span><text:line-break/>----<text:line-break/>Brucia La Terra<text:line-break/><text:line-break/>-<text:span text:style-name="T1">原文</text:span>-<text:line-break/><text:line-break/>Brucia la luna n'cielu Brucia la luna n'cielu<text:line-break/>E ju bruciu d'amuri E ju bruciu d'amuri<text:line-break/>Focu ca si consuma Focu ca si consuma<text:line-break/>Comu lu me cori Comu lu me cori<text:line-break/><text:line-break/>L'anima chianci L'anima chianci<text:line-break/>Addulurata Addulurata<text:line-break/><text:line-break/>Non si da paci Non si da paci<text:line-break/>Ma cchi mala nuttata Ma cchi mala nuttata<text:line-break/><text:line-break/>Brucia la terra mia Brucia la terra mia<text:line-break/>E abbrucia lu me cori E abbrucia lu me cori<text:line-break/>Cchi siti d'acqua idda Cchi siti d'acqua idda<text:line-break/>E ju siti d'amuri E ju siti d'amuri<text:line-break/><text:line-break/>Acu la cantu Acu la cantu<text:line-break/>La me canzuni La me canzuni<text:line-break/><text:line-break/>Si no c'e nuddu Si no c'e nuddu<text:line-break/>Ca s'a affacia Ca s'a affacia<text:line-break/>A lu barcuni A lu barcuni<text:line-break/><text:line-break/>Lu tempu passa Lu tempu passa<text:line-break/>Ma non agghiorna Ma non agghiorna<text:line-break/>Non c'e mai suli Non c'e mai suli<text:line-break/>S'idda non torna S'idda non torna<text:line-break/><text:line-break/>Brucia la terra mia Brucia la terra mia<text:line-break/>E abbrucia lu me cori E abbrucia lu me cori<text:line-break/>Cchi siti d'acqua idda Cchi siti d'acqua idda<text:line-break/>E ju siti d'amuri E ju siti d'amuri<text:line-break/><text:line-break/>Acu la cantu Acu la cantu<text:line-break/>La me canzuni La me canzuni<text:line-break/><text:line-break/>Si no c'e nuddu Si no c'e nuddu<text:line-break/>Ca s'a affacia Ca s'a affacia<text:line-break/>A lu barcuni A lu barcuni<text:line-break/><text:line-break/><text:span text:style-name="T1">英文翻譯</text:span>: <text:line-break/><text:line-break/>The moon is burning in the sky And I am burning with love The fire that is consumed Like my heart<text:line-break/><text:line-break/>My soul cries Painfully <text:line-break/><text:line-break/>I'm not at peace What a terrible night <text:line-break/><text:line-break/>The time passes But there is no dawn There is no sunshine If she doesn't return <text:line-break/><text:line-break/>My earth is burning And my heart is burning What she thirsts for water I thirst for love<text:line-break/><text:line-break/>Who will I sing My song to <text:line-break/><text:line-break/>If there is no one Who shows herself On the balcony <text:line-break/><text:line-break/>The moon is burning in the sky And I am burning with love The fire that is consumed Like my heart<text:line-break/><text:line-break/>My soul cries Painfully <text:line-break/><text:line-break/>I'm not at peace What a terrible night <text:line-break/><text:line-break/>The time passes But there is no dawn There is no sunshine If she doesn't return <text:line-break/><text:line-break/>My earth is burning And my heart is burning What she thirsts for water I thirst for love<text:line-break/><text:line-break/>Who will I sing My song to <text:line-break/><text:line-break/>If there is no one Who shows herself On the balcony <text:line-break/><text:line-break/>The moon is burning in the sky And I am burning with love The fire that is consumed Like my heart<text:line-break/><text:line-break/></text:p>
      <text:p text:style-name="P1"><text:span text:style-name="T1">陳真</text:span><text:s/>  |  2013.04.24 15:43   |   <text:a xlink:type="simple" xlink:href="http://palinfo.habago.org/Entry?Command=Information_PrintForum&amp;iPage=475#FORUM31914"><text:span text:style-name="T2">#</text:span></text:a></text:p>
      <text:p text:style-name="P2"><text:span text:style-name="T3">http://tw.news.yahoo.com/</text:span>波士頓爆炸案動機<text:span text:style-name="T3">-</text:span>對伊拉克戰爭反感<text:span text:style-name="T3">-023915953.html<text:line-break/><text:line-break/><text:line-break/></text:span>波士頓爆炸案嫌犯病榻庭訊<text:span text:style-name="T3"><text:s/></text:span>恐面臨死刑<text:span text:style-name="T3"> <text:line-break/><text:line-break/></text:span>【聯合報╱編譯田思怡／綜合報導】<text:span text:style-name="T3"><text:s/>2013.04.24<text:line-break/><text:line-break/></text:span>美聯社<text:span text:style-name="T3"> <text:line-break/><text:line-break/></text:span>波士頓馬拉松爆炸案的十九歲嫌犯佐哈．查納耶夫廿一日在醫院加護病房床上承認參與攻擊，廿二日他也在病床上正式被控告和首次出庭，罪名為使用和共謀使用大規模殺傷武器及惡意破壞財物，若罪名成立，將判處死刑或無期徒刑。<text:span text:style-name="T3"> <text:line-break/><text:line-break/></text:span>紐約時報報導，頸部受槍傷的佐哈無法說話，大部分以點頭和搖頭來回答法官問話，只有在法官問他是否請得起律師時，說出了一個字「不」。<text:span text:style-name="T3"> <text:line-break/><text:line-break/></text:span>佐哈在廿一日早上甦醒，守在病房外、受過特殊訓練的聯邦調查局幹員在獲准不必告知他有緘默權的情況下訊問他。訊問以書寫方式進行。佐哈承認參與放炸彈，表示他和哥哥是單獨犯案，目的是抗議美國入侵伊拉克和阿富汗。據他所知沒有其他攻擊計畫，也沒有其他未引爆的炸彈。<text:span text:style-name="T3"> <text:line-break/><text:line-break/></text:span>ＣＮＮ引述一名不具名官員的話說，佐哈供稱哥哥是爆炸案主導者。「佐哈說，他的哥哥要維護伊斯蘭教免於被攻擊。」這名官員說，這對兄弟檔符合「自我激進化的聖戰士」類別。另外兩名官員說，初步偵訊顯示兩兄弟是在宗教激進主義的驅使下犯案，顯然未參加伊斯蘭恐怖組織。</text:p>
      <text:p text:style-name="P1"><text:span text:style-name="T1">陳真</text:span><text:s/>  |  2013.04.24 00:11   |   <text:a xlink:type="simple" xlink:href="http://palinfo.habago.org/Entry?Command=Information_PrintForum&amp;iPage=475#FORUM31913"><text:span text:style-name="T2">#</text:span></text:a></text:p>
      <text:p text:style-name="P3">負我者多，我負人者少。我一生對不起三個人，其中之一就是<text:span text:style-name="T3">xxx</text:span>。他或許不當回事了，但我虧欠的，卻唯有用一條命方足以償還。若在世上已無牽掛，我早用一命償還，證明我同等的重量。<text:span text:style-name="T3"><text:line-break/><text:line-break/></text:span>在一個輕薄當有趣的年代，言語如煙，情感如屁，概念取代了生命，從來沒有一個人用那樣的重量待我，而我卻反倒自己輕薄了自己，因為我從沒經驗過那樣一種信任和付出。<text:span text:style-name="T3"><text:line-break/><text:line-break/></text:span>如果世上沒有真實故事，我們將無法理解詩歌；你會以為那只是一種飄浮空中的抽象音符，當不得一個真字。<text:span text:style-name="T3"><text:line-break/><text:line-break/></text:span>大約十年前有了吧，某個國家的哲研所某個我不認識的老師，好像和該國某雜誌社有關聯，總之找上我寫東西，並提起<text:span text:style-name="T3">xxx</text:span>。我始終沒寫，但回了一封長信談我和<text:span text:style-name="T3">xxx</text:span>的故事。編輯說，這信動人，把它當成文章就可登出。<text:span text:style-name="T3"><text:line-break/><text:line-break/></text:span>但我拒絕。因為，這樣一個故事，除非我想進一步羞辱自己，否則就該等到我將來死後才能對外訴說；希望有一天，<text:span text:style-name="T3">xxx</text:span>會相信我這條命的重量配得上我的言語，他的心意並無虛擲。<text:span text:style-name="T3"><text:line-break/><text:line-break/></text:span>我認識的人多，多到<text:span text:style-name="T3">sim</text:span>卡要來回備份八、九次才有辦法換手機。但我知道，我講的話，相信的人卻始終沒幾個。絕大多數人以為自己非常相信，其實他們一點也不信；有的不但不信，甚至還能理解成真實的反面。還好大家基本上都不信，要不然我得有多少條命才能回報。<text:span text:style-name="T3"><text:line-break/><text:line-break/></text:span>在<text:span text:style-name="T3">xxx</text:span>之前，我從不知道一個付諸實踐的<text:span text:style-name="T3"><text:s/>"</text:span>信<text:span text:style-name="T3">" </text:span>字，竟有那麼巨大的重量，讓人以命相許。</text:p>
      <text:p text:style-name="P1"><text:span text:style-name="T1">陳真</text:span><text:s/>  |  2013.04.23 18:13   |   <text:a xlink:type="simple" xlink:href="http://palinfo.habago.org/Entry?Command=Information_PrintForum&amp;iPage=475#FORUM31912"><text:span text:style-name="T2">#</text:span></text:a></text:p>
      <text:p text:style-name="P2">台灣人很傻的<text:span text:style-name="T3">,</text:span>缺乏鑑賞能力<text:span text:style-name="T3">,</text:span>天才看成庸才<text:span text:style-name="T3">,</text:span>對之嗤之以鼻<text:span text:style-name="T3">,</text:span>笨到爆但卻混得好的馬文才卻顧盼自雄得意非凡<text:span text:style-name="T3">,</text:span>旁人也把他當成唐伯虎般膜拜仰慕<text:span text:style-name="T3">. </text:span>周遭數不清的例子<text:span text:style-name="T3">,</text:span>其荒唐程度<text:span text:style-name="T3">,</text:span>往往比小說還戲劇化<text:span text:style-name="T3">. <text:line-break/><text:line-break/></text:span>例如那個誰誰誰啊恕我不敢舉例<text:span text:style-name="T3">,</text:span>不是紅得發紫<text:span text:style-name="T3">,</text:span>紫得發爛簡直就是青年學子的偶像神明嗎<text:span text:style-name="T3">? </text:span>媽的<text:span text:style-name="T3">,</text:span>這麼笨文化水平這麼低的一個人<text:span text:style-name="T3">,</text:span>平庸到爆<text:span text:style-name="T3">,</text:span>蠢到嚇死人<text:span text:style-name="T3">,</text:span>但他卻儼然什麼大學者大思想家似的<text:span text:style-name="T3">.</text:span>媽的<text:span text:style-name="T3">,</text:span>這也叫音樂<text:span text:style-name="T3">? </text:span>這也叫學術<text:span text:style-name="T3">? </text:span>這也叫思想<text:span text:style-name="T3">? </text:span>這也叫文學<text:span text:style-name="T3">? </text:span>有時令人不禁納悶今朝何夕<text:span text:style-name="T3">,</text:span>我是不是在做夢<text:span text:style-name="T3">? <text:line-break/><text:line-break/></text:span>人們不是真的知人識物景仰才華<text:span text:style-name="T3">,</text:span>而純粹只是看權位獎狀依暢銷排行市場價格論高下<text:span text:style-name="T3">,</text:span>最好是出國比賽那就更了不起了<text:span text:style-name="T3">. <text:line-break/><text:line-break/></text:span>就在這個小島上<text:span text:style-name="T3">,</text:span>有著一些幾乎不為人所知的不凡人事物<text:span text:style-name="T3">,</text:span>他們的巨大和深沉<text:span text:style-name="T3">,</text:span>似乎完全不是追權捧勢看業績的同胞們所能想像<text:span text:style-name="T3">.<text:line-break/><text:line-break/></text:span>太深刻的說不了也不用說<text:span text:style-name="T3">,</text:span>就舉個最膚淺的例子<text:span text:style-name="T3">,</text:span>有個病人跟我說<text:span text:style-name="T3">,</text:span>他若把他的真正身份說出來<text:span text:style-name="T3">,</text:span>我會嚇死<text:span text:style-name="T3">. <text:line-break/><text:line-break/></text:span>他的真正身份是什麼呢<text:span text:style-name="T3">? </text:span>答案是<text:span text:style-name="T3">: </text:span>他的姑丈曾經是台南<text:span text:style-name="T3"><text:s/>"</text:span>市長<text:span text:style-name="T3">" </text:span>賴清德的助理<text:span text:style-name="T3">.</text:span>對此<text:span text:style-name="T3">,</text:span>他顧盼自雄<text:span text:style-name="T3">,</text:span>並且告訴我說他認識的議員人數多到可以開一桌<text:span text:style-name="T3">. <text:line-break/><text:line-break/></text:span>各行各界差不多就是這樣<text:span text:style-name="T3">. </text:span>人家都已經登陸冥王星了<text:span text:style-name="T3">,</text:span>人們卻讚歎沖天炮一飛沖天的威力多麼驚人<text:span text:style-name="T3">. </text:span>若是科學的東西<text:span text:style-name="T3">,</text:span>你或許可以證明高下<text:span text:style-name="T3">,</text:span>人文的<text:span text:style-name="T3">,</text:span>只能任人長短<text:span text:style-name="T3">,</text:span>隨便人們怎麼說了<text:span text:style-name="T3">,</text:span>但就像沈從文年少落難時對自己的看法<text:span text:style-name="T3">,</text:span>他說<text:span text:style-name="T3">,</text:span>他相信自己的作品行將超越眾人之上<text:span text:style-name="T3">,</text:span>存留於世<text:span text:style-name="T3">.</text:span></text:p>
      <text:p text:style-name="P1"><text:span text:style-name="T1">蔡承原</text:span><text:s/>  |  2013.04.23 12:19   |   <text:a xlink:type="simple" xlink:href="http://palinfo.habago.org/Entry?Command=Information_PrintForum&amp;iPage=475#FORUM31911"><text:span text:style-name="T2">#</text:span></text:a></text:p>
      <text:p text:style-name="P4">http://www.youtube.com/watch?v=X0bL1jrYuwg<text:line-break/><text:line-break/><text:span text:style-name="T1">陳真曾提到，也讓我心嚮往的范光棣先生。</text:span></text:p>
      <text:p text:style-name="P5"/>
      <text:p text:style-name="P1"><text:span text:style-name="T1">陳真</text:span><text:s/>  |  2013.04.20 13:16   |   <text:a xlink:type="simple" xlink:href="http://palinfo.habago.org/Entry?Command=Information_PrintForum&amp;iPage=476#FORUM31910"><text:span text:style-name="T2">#</text:span></text:a></text:p>
      <text:p text:style-name="P3">去坎城<text:span text:style-name="T3">8</text:span>天哪需要<text:span text:style-name="T3">148</text:span>萬？有人說她不信，所以我貼出證據。<text:span text:style-name="T3"><text:line-break/><text:line-break/></text:span>若從台灣出發去坎城住上幾天，不用<text:span text:style-name="T3">148</text:span>萬；讓我來安排，大約頂多只需<text:span text:style-name="T3">8</text:span>萬。若從英國出發，那就更省了，等於從台灣去香港差不多。<text:span text:style-name="T3"><text:line-break/><text:line-break/></text:span>旅行社真的很會騙一些傻瓜。要看明星或導演，早上早兩個鐘頭去卡位不就好了。<text:span text:style-name="T3"><text:line-break/><text:line-break/></text:span>坎城真是個好地方，乾淨平和，氣候宜人，美麗的地中海，要是能住上一年半載多好。坎城影展去過好幾次。很有趣，很好玩，很自在。特別喜歡在海邊看超級露天大螢幕免費看電影。<text:span text:style-name="T3"><text:line-break/><text:line-break/>2004</text:span>那一年影展，還遇到各路反戰人士變成好多蜘蛛人，在影展周邊大樓爬上爬下，並且從空中灑下許多美鈔，不過是假的，上面寫著美國及西方強國四處姦殺擄略的侵略數據。路人紛紛撿起來看，我也撿了好幾百萬美鈔帶回家。<text:span text:style-name="T3"><text:line-break/><text:line-break/></text:span>不過，這一切明星造勢衣香鬢影，都不是真正的坎城。真正的坎城是在影展結束後。原本熱鬧滾滾，原本甩哥辣妹一堆，高聲高調，突然瞬間消失，就像變魔術一樣，只剩下無人街道，白雲晚霞，安靜美麗的地中海。這才是我印象最深最喜歡的坎城真實面貌。<text:span text:style-name="T3"><text:line-break/><text:line-break/></text:span>要擁有這些，不用花<text:span text:style-name="T3">148</text:span>萬，上月球也不需要那麼貴，也許<text:span text:style-name="T3">4</text:span>萬<text:span text:style-name="T3">8</text:span>就夠了。我常想往坎城跑，特別是日子很難過時就特別想念那些無人島、海灘以及那份氣候帶來的平和感，就像一種安慰。<text:span text:style-name="T3"><text:line-break/><text:line-break/></text:span>陳真<text:span text:style-name="T3"><text:line-break/>==============<text:line-break/></text:span>旅行社首推<text:span text:style-name="T3"><text:s/></text:span>坎城影展奢華遊<text:span text:style-name="T3"><text:s/>148</text:span>萬出席巨星晚宴<text:span text:style-name="T3"><text:s/></text:span>看蒙地卡羅<text:span text:style-name="T3">F1<text:line-break/><text:line-break/>2013</text:span>年<text:span text:style-name="T3">04</text:span>月<text:span text:style-name="T3">10</text:span>日<text:span text:style-name="T3"><text:line-break/><text:line-break/></text:span>【陳瑋玲╱台北報導】頂級旅遊市場看好，旅行社不斷推陳出新，在環遊世界、南北極之旅後，雄獅旅行社再首推到坎城參加影展，與巨星名流共享私人晚宴，欣賞摩納哥時裝秀及蒙地卡羅<text:span text:style-name="T3">F1</text:span>大賽，<text:span text:style-name="T3">8</text:span>天就要價<text:span text:style-name="T3">148</text:span>萬元，比之前該公司推出的環遊世界<text:span text:style-name="T3">60</text:span>天<text:span text:style-name="T3">132</text:span>萬元還貴。<text:span text:style-name="T3"><text:line-break/><text:line-break/></text:span>雄獅表示，去年該公司頂級遊程創下<text:span text:style-name="T3">1</text:span>億元的營業額，今年預估可成長到<text:span text:style-name="T3">3</text:span>億元。坎城影展之旅安排搭商務艙和住頂級飯店自然不在話下，難度就在於獨家安排於坎城影展<text:span text:style-name="T3">(5/15~5/26)</text:span>最高潮的<text:span text:style-name="T3">5/22</text:span>當天，坐在貴賓席位置看巨星走紅地毯，<text:span text:style-name="T3">5/23</text:span>參加已確定有莎朗史東、珍娜傑克遜、名模黑珍珠娜歐咪坎貝爾等巨星名流出席的私人慈善晚宴。<text:span text:style-name="T3">5/24</text:span>再前往摩納哥和富豪一同欣賞時裝秀，<text:span text:style-name="T3">5/25~5/26</text:span>觀賞全球最具經典的蒙地卡羅封街<text:span text:style-name="T3">F1</text:span>大賽。行程於<text:span text:style-name="T3">5/21</text:span>出發，<text:span text:style-name="T3">2</text:span>人成行，限量<text:span text:style-name="T3">5</text:span>組，只有<text:span text:style-name="T3">10</text:span>個名額。</text:p>
      <text:p text:style-name="P1"><text:span text:style-name="T1">陳真</text:span><text:s/>  |  2013.04.19 02:56   |   <text:a xlink:type="simple" xlink:href="http://palinfo.habago.org/Entry?Command=Information_PrintForum&amp;iPage=476#FORUM31909"><text:span text:style-name="T2">#</text:span></text:a></text:p>
      <text:p text:style-name="P6">Cannes: Full Lists Of The Festival’s 66th Official Selection<text:line-break/><text:line-break/>18 April 2013 <text:line-break/><text:line-break/>Below are the full lists as of today for the Official Selection titles that will make up the 66th edition of the Cannes Film Festival. There were 1,858 submissions this year, with some even arriving as late as last night, according to fest chief Thierry Frémaux. <text:line-break/><text:line-break/>Competition<text:line-break/><text:line-break/>Only God Forgives, dir: Nicolas Winding-Refn (<text:span text:style-name="T1">車神導演</text:span>)<text:line-break/>La Grande Bellezza, dir: Paolo Sorrentino<text:line-break/>Behind The Candelabra, Steven Soderbergh (<text:span text:style-name="T1">索德柏</text:span>)<text:line-break/>The Immigrant, dir: James Gray<text:line-break/>Venus In Fur, dir: Roman Poalnski (<text:span text:style-name="T1">波蘭斯基</text:span>)<text:line-break/>Straw Shield, dir: Takashi Miike<text:line-break/>Nebraska, dir: Alexander Payne<text:line-break/>Jeune Et Jolie, dir: Francois Ozon (<text:span text:style-name="T1">歐容</text:span>)<text:line-break/>The Past, dir: Asghar Farhadi (<text:span text:style-name="T1">分居風暴導演</text:span>)<text:line-break/>Inside Llewyn Davis, dir: Joel &amp; Ethan Coen (<text:span text:style-name="T1">柯恩兄弟</text:span>)<text:line-break/>Jimmy P., dir: Arnaud Desplechin<text:line-break/>Heli, dir: Amat Escalante<text:line-break/>Grisgris, dir: Mahamat-Saleh Haroun<text:line-break/>Like Father Like Son, dir: Hirokazu Kore-Eda<text:line-break/>La Vie D’Adèle, dir: Abdellatif Kechiche<text:line-break/>Borgman, dir: Alex Vann Warmerdam<text:line-break/>A Touch Of Sin, dir: Zhangke Jia (<text:span text:style-name="T1">賈樟柯</text:span>)<text:line-break/>Michael Kohlhaas, dir: Arnaud Despallières<text:line-break/>Un Château En Italie, dir: Valeria Bruni-Tedeschi </text:p>
      <text:p text:style-name="P1"><text:span text:style-name="T1">陳真</text:span><text:s/>  |  2013.04.16 18:04   |   <text:a xlink:type="simple" xlink:href="http://palinfo.habago.org/Entry?Command=Information_PrintForum&amp;iPage=476#FORUM31908"><text:span text:style-name="T2">#</text:span></text:a></text:p>
      <text:p text:style-name="P3">底下都是這兩天的<text:span text:style-name="T3"><text:s/>"</text:span>新聞<text:span text:style-name="T3">",</text:span>其實它一點也不新<text:span text:style-name="T3">. </text:span>那些被美國侵略的國家<text:span text:style-name="T3">,</text:span>如果竟然有哪一天沒發生這樣的事情<text:span text:style-name="T3">,</text:span>那才叫做新聞<text:span text:style-name="T3">.<text:line-break/><text:line-break/></text:span>美國發生炸彈爆炸<text:span text:style-name="T3">,</text:span>死了三人<text:span text:style-name="T3">,</text:span>這的確是大新聞<text:span text:style-name="T3">.</text:span>大概又要講得好像多麼恐怖多麼可歌可泣<text:span text:style-name="T3">,</text:span>台灣媒體用<text:span text:style-name="T3"><text:s/>"</text:span>人間煉獄<text:span text:style-name="T3">" </text:span>來形容爆炸現場<text:span text:style-name="T3">.<text:line-break/><text:line-break/></text:span>美國這個國家及其同夥<text:span text:style-name="T3">,</text:span>每天照三餐任意殺害其它國家的老弱婦孺<text:span text:style-name="T3">,</text:span>把別人的國家搞成千萬生靈塗炭<text:span text:style-name="T3">,</text:span>可當自己稍有點小事情<text:span text:style-name="T3">,</text:span>馬上就誓言要血債血還<text:span text:style-name="T3">,</text:span>各位覺得這樣合乎人性嗎<text:span text:style-name="T3">?<text:line-break/><text:line-break/></text:span>陳真<text:span text:style-name="T3"><text:line-break/><text:line-break/>==========<text:line-break/></text:span>阿富汗總統：外國駐軍違反不得實施空襲的命令<text:span text:style-name="T3"><text:line-break/><text:line-break/>2013/4/14<text:line-break/><text:line-break/></text:span>北約空襲阿富汗東部庫納爾省什格勒地區，造成<text:span text:style-name="T3">17</text:span>名平民喪生，其中<text:span text:style-name="T3">12</text:span>名兒童。<text:span text:style-name="T3"><text:line-break/><text:line-break/>=========<text:line-break/></text:span>阿富汗發生路邊炸彈爆炸<text:span text:style-name="T3"><text:s/></text:span>致<text:span text:style-name="T3">7</text:span>名平民死亡<text:span text:style-name="T3">4</text:span>人受傷<text:span text:style-name="T3"><text:line-break/><text:line-break/>http://news.wenweipo.com [2013-04-16] <text:line-break/><text:line-break/></text:span>【文匯網訊】據外電報道，阿富汗南部<text:span text:style-name="T3">15</text:span>日發生一起路邊炸彈爆炸事件，造成<text:span text:style-name="T3">7</text:span>名平民死亡，<text:span text:style-name="T3">4</text:span>人受傷。<text:span text:style-name="T3"> <text:line-break/><text:line-break/></text:span>據中新網報道，阿富汗內政部發佈聲明稱，一輛拖拉機在扎布爾省馬利塞<text:span text:style-name="T3">(Mali Zai)</text:span>地區撞上一枚地雷。<text:span text:style-name="T3"> <text:line-break/><text:line-break/></text:span>聲明稱，爆炸造成<text:span text:style-name="T3">7</text:span>名平民死亡，<text:span text:style-name="T3">4</text:span>人受傷，傷員已被送到阿富汗國民警衛隊的醫院。<text:span text:style-name="T3"> <text:line-break/><text:line-break/>=========<text:line-break/></text:span>伊拉克一天逾<text:span text:style-name="T3">20</text:span>爆炸案<text:span text:style-name="T3">300</text:span>死傷<text:span text:style-name="T3"><text:line-break/>2013-04-16<text:line-break/><text:line-break/></text:span>（伊拉克‧巴格達<text:span text:style-name="T3">15</text:span>日訊）大選在即的伊拉克週一經歷血腥一日，多個城市發生<text:span text:style-name="T3">20</text:span>多起連環爆炸襲擊，造成<text:span text:style-name="T3">200</text:span>多人死傷。<text:span text:style-name="T3"><text:line-break/><text:line-break/></text:span>據報導，在首都巴格達、北部城市基爾庫克、圖茲胡爾馬圖和提克裡特，位於中部的薩邁拉市以及巴格達以南的希拉市、納西里耶市，當天共發生<text:span text:style-name="T3">18</text:span>起汽車炸彈爆炸事件。</text:p>
      <text:p text:style-name="P1"><text:span text:style-name="T1">俊明</text:span><text:s/>  |  2013.04.12 01:28   |   <text:a xlink:type="simple" xlink:href="http://palinfo.habago.org/Entry?Command=Information_PrintForum&amp;iPage=476#FORUM31907"><text:span text:style-name="T2">#</text:span></text:a></text:p>
      <text:p text:style-name="P2">以色列人眼中的巴勒斯坦<text:span text:style-name="T3"><text:line-break/>http://cnews.cari.com.my/news.php?id=371264<text:line-break/><text:line-break/>“</text:span>罗文，你怎么这么多问题！其他的旅行者没有一个像你这样的<text:span text:style-name="T3">”</text:span>莎莉特喝了一口啤酒，经过了两个多小时的饭桌讨论，我、莎莉特、罗比仍然意见不合，我仍然充满着各种疑问。<text:span text:style-name="T3">“</text:span>罗文，你既然对以色列人的想法这么感兴趣，这样好了，周末你来我们家的家庭聚会，你就什么都明白了。<text:span text:style-name="T3">”<text:line-break/><text:line-break/></text:span>莎莉特是一名在校大学生，她实在是一个活跃的女孩子，见到母亲之后就好像小鸟归了巢似的迎上去和母亲亲热，帮着在厨房打下手。她更是一名激进分子，做事情风风火火，不论是政治问题上还是校园活动上她总是直抒己见的那一种女孩。<text:span text:style-name="T3"><text:line-break/><text:line-break/></text:span>这样一群人坐在饭桌前，着实让我觉得这个家庭很有意思，听说莎莉特的父母已经分开了，我这就以为人员到齐了，却听见楼上传来了下楼的脚步声，只见一个美丽窈窕的女子穿着浅蓝色小花的裙子蹁跹走到我面前，<text:span text:style-name="T3">“</text:span>你好，我叫吉拉，是莎莉特的姐姐<text:span text:style-name="T3">……”</text:span>她竟然说着流利的美式英语，微笑着向我问好。我定睛看着这位器宇不凡的女子，几秒钟都没有晃过神儿来，她黑色的卷发自然的散落在胸前和背后，耳垂上点缀着星星点点的耳钉，藏在发丝中发出忽隐忽现的光亮。她有着小麦色迷人的皮肤，浓眉大眼，颧骨突出，好像《天方夜谭》里走出来的仙女<text:span text:style-name="T3">……“</text:span>很高兴认识你！<text:span text:style-name="T3">”</text:span>她补充道。我赶忙伸手握手，掩藏我各种下意识的唐突和早已慌乱的眼神。<text:span text:style-name="T3"><text:line-break/><text:line-break/></text:span>吉拉在我身边坐下，母亲示意大家开始品尝她的手艺，我连连对她这一桌传统美食夸赞不绝。就这样，一家人在祥和的环境中，其乐融融地聚餐<text:span text:style-name="T3">……</text:span>直到我问吉拉：<text:span text:style-name="T3">“</text:span>你的英语怎么会带着美式腔调呢？<text:span text:style-name="T3">”<text:line-break/>“</text:span>因为我曾经为以色列政府工作，被派到美国去。<text:span text:style-name="T3">”<text:line-break/>“</text:span>哦？什么工作？<text:span text:style-name="T3">”<text:line-break/>“</text:span>以色列政府派我去美国各大校园里搞以色列的展览，活动，用以获得国际支持，增加大家对以色列政府的好感。<text:span text:style-name="T3">”</text:span>她轻轻挑起眉毛，明亮的眼睛看着我一闪一闪，却好像不屑的口吻对我说着。<text:span text:style-name="T3"><text:line-break/>“</text:span>哦，神啊，保佑这个女孩吧，莎莉特快评评理，你姐姐又开始了。<text:span text:style-name="T3">”</text:span>好像意识到什么似的，母亲听到吉拉的话马上反感起来。<text:span text:style-name="T3"><text:line-break/><text:line-break/>“</text:span>罗文，你要看的好戏开始了。<text:span text:style-name="T3">”</text:span>莎莉特一边吃着，不顾她母亲的劝告。<text:span text:style-name="T3"><text:line-break/>“</text:span>妈妈你省省吧，我只是在讲事实而已。罗文，以色列政府原本给我了一份非常好的工作，派我去美国大学里和各个教授、学派、学生混在一起，这是人人梦寐以求的工作机会。我去了之后非但没有获得向美国校园宣传以色列政府的目的，反而自己因为终于第一次走出这该死的政府控制圈而听到了外界真实的评论，看到了另我叹为观止的报道，吸收到了各个国家，各个组织对于以色列政府做法的批判，让我意识到我原来一直都是这个可恶政府的帮凶。后来我辞职了，走上了完全和政府对着干的道路，我参加了国际组织在约旦河西岸的活动，作为一名以色列女子和巴勒斯坦人居住在一起，保护他们的村庄，为他们当志愿者，帮助他们向以色列政府抗议<text:span text:style-name="T3">……”</text:span>吉拉说着，她越说越激动，我坐在那里，却好像浑身热血沸腾似的，被她说的话震撼得对一桌美食顿时失去了兴趣。这个美丽性感的女子，身体里原来隐藏着如此不同凡响的能量，她的信念和热情好像火一样把我心里的感动全体燃烧起来<text:span text:style-name="T3">……<text:line-break/><text:line-break/>“</text:span>罗文，你不要听她蛊惑！<text:span text:style-name="T3">”</text:span>莎莉特的哥哥开口了，带着恼人的不屑的语气：<text:span text:style-name="T3">“</text:span>我这个妹妹真是让我头疼，你让我给你说多少遍吉拉，以色列人几千年才终于重建自己的国家，你怎么能不为自己的人民自豪？一个人不为她自己的人民和政府自豪，她是个什么东西？<text:span text:style-name="T3">”</text:span>他说着，脖子上的青筋暴露出来，显得很激动，强健的胸肌也随着震动，他军人式的命令口吻显然让吉拉恼怒了。<text:span text:style-name="T3"><text:line-break/><text:line-break/>“</text:span>哥哥我说过多少遍，我爱你，但是我有自己的想法。我告诉过你要去别的国家看看，去约旦河西岸控制区看看。你知道国际上到底对我们的政府怎么评价吗？如果十个人里面有九个人告诉你，你的政府在做着多么惨无人道的事情，你难道还是要执迷不悟去相信那十分之一吗？你去约旦河西岸看看就知道以色列政府到底是怎么对待巴勒斯坦人的，摧毁他们的家园，房屋，田地，水利设施<text:span text:style-name="T3">……</text:span>是以色列将他们驱赶，是我们占领了他们的土地。<text:span text:style-name="T3">”</text:span>吉拉义正言辞，我甚至怀疑这个女子的身体中是否隐藏了一颗原子弹，否则怎么会有如此巨大的能量。<text:span text:style-name="T3"><text:line-break/><text:line-break/>“</text:span>噢天神啊<text:span text:style-name="T3">……</text:span>快救救我可怜的女儿吧<text:span text:style-name="T3">……</text:span>吉拉你小时候我是怎么教育你的，《托剌》上写的清清楚楚以色列人是上帝的选民，迦南是我们以色列人的土地，这片土地怎么能是巴勒斯坦人的呢，上帝早就有了安排啊<text:span text:style-name="T3">……”</text:span>正统犹太教徒的母亲一边祷告一边忧心忡忡地对吉拉规劝，而吉拉对这一套<text:span text:style-name="T3">“</text:span>上天注定<text:span text:style-name="T3">”</text:span>的理论显然是早已听腻了，根本不予回复。<text:span text:style-name="T3"><text:line-break/><text:line-break/>“</text:span>按照我说这个国家没救了，以色列政府确实做得不对，但是它们也没有更好的选择。原本就该成立两个政府，可是这一帮<text:span text:style-name="T3">‘</text:span>锡安主义<text:span text:style-name="T3">’</text:span>分子把这一切都搞砸了。巴勒斯坦人恨以色列人，以色列人也恨巴勒斯坦人，这个国家完蛋了，我要离开这里，再也不想回来，服兵役、打仗、看着巴勒斯坦人可怜的遭遇却没有任何办法去帮忙，事实上他们的命运是悲惨的，可想想历史上犹太人的命运又何尝不是。打仗本身就是这样，想要和平就必须双方都忘记历史，忘记过去，但是过去能被忘记吗？和平永远都不会有的，我要离开这里，在这里我只有迷惘和伤心。<text:span text:style-name="T3">”</text:span>莎莉特表达了她作为一个激进分子的言论，诚然，面对以色列和巴勒斯坦的处境，她理解两方的过去，却认为没有解决的途径，她告诉过我她想要去新西兰，总之能离开这个国家她去哪儿都会开心的，她想要逃离这一切痛心的矛盾。<text:span text:style-name="T3"><text:line-break/><text:line-break/></text:span>后来我得知，吉拉这个不平凡的女子每年有一半的时间都偷渡到约旦河西岸的控制区里，帮助国际组织和游客进入约旦河西岸去了解巴勒斯坦人的处境，她大概是全以色列唯一的身体力行的支持巴勒斯坦的女子。她多次加入到巴勒斯坦人抗议的队伍里面，在催泪弹和枪支弹药的袭击下与巴勒斯坦人并肩争取他们的利益。每当以色列国防军发现巴勒斯坦人的队伍里有一名说着地地道道希伯来语的以色列妙龄女子，他们总是惊讶得说不出话来。<text:span text:style-name="T3"><text:line-break/><text:line-break/>“</text:span>好了好了，罗文你也看到了，这就是我奇怪的一家。你想要知道的以色列人到底对巴勒斯坦是什么看法，现在几种意见都集中在一起了，当然还有另一种就是压根不关心这些，只是想着每天如何赚钱等等。我们家的成员都彼此相爱，只是我们的想法太不同了，每次家庭聚会都要这也那个吵架，哎，真是让人头疼。<text:span text:style-name="T3">”</text:span>莎莉特说着，开始帮着她母亲收拾碗碟。<text:span text:style-name="T3"><text:line-break/><text:line-break/></text:span>我仍然在一阵一阵的震惊中没有缓过神来，我一直好奇以色列人对于巴勒斯坦问题的看法，通过这个奇怪的家庭让我了解到更多，只是真正去明白吉拉描述的那一块叫做<text:span text:style-name="T3">“</text:span>约旦河西岸<text:span text:style-name="T3">”</text:span>的地区才能让我更加清楚，终于通过吉拉的指点，我确定了去约旦河西岸的道路。<text:span text:style-name="T3"><text:line-break/><text:line-break/></text:span>文<text:span text:style-name="T3">/</text:span>罗文<text:span text:style-name="T3"><text:s/></text:span>，杨莹<text:span text:style-name="T3"><text:line-break/><text:line-break/><text:line-break/></text:span>～<text:span text:style-name="T3"><text:s/></text:span>～<text:span text:style-name="T3"><text:s/></text:span>～<text:span text:style-name="T3"><text:s/></text:span>～<text:span text:style-name="T3"><text:s/></text:span>～<text:span text:style-name="T3"><text:line-break/><text:line-break/></text:span>難得來自馬來西亞有關以巴的文章。</text:p>
      <text:p text:style-name="P1"><text:span text:style-name="T1">陳真</text:span><text:s/>  |  2013.04.06 03:37   |   <text:a xlink:type="simple" xlink:href="http://palinfo.habago.org/Entry?Command=Information_PrintForum&amp;iPage=476#FORUM31906"><text:span text:style-name="T2">#</text:span></text:a></text:p>
      <text:p text:style-name="P4">Fidel Castro to North Korea: nuclear war will benefit no one<text:line-break/><text:line-break/>guardian.co.uk, <text:line-break/>Friday 5 April 2013<text:line-break/><text:line-break/>Fidel Castro said he was was appalled by the level of debate in the Republican race. Photograph: Reuters<text:line-break/><text:line-break/>Retired Cuban leader Fidel Castro published his first column in nearly nine months on Friday, urging both friends and foes to use restraint amid tensions on the Korean Peninsula.<text:line-break/><text:line-break/>In the brief piece published in Communist Party daily Granma and other official media, Castro warned of the impact that nuclear war could unleash in Asia and beyond. He said Havana has always been and will continue to be an ally to North Korea, but gently admonished it to consider the well-being of humankind.<text:line-break/><text:line-break/>"Now that you have demonstrated your technical and scientific advances, we remind you of your duty to the countries that have been your great friends, and it would not be fair to forget that such a war would affect ... more than 70% of the planet's population," he said.<text:line-break/><text:line-break/>Castro used stronger language in addressing Washington, saying that if fighting breaks out, President Barack Obama's government "would be buried by a flood of images that would present him as the most sinister figure in US history. The duty to avoid (war) also belongs to him and the people of the United States."<text:line-break/><text:line-break/>North Korea has issued a series of escalating threats in recent weeks as the United States and South Korea have conducted joint military exercises beginning in March, and expressed anger over U.N. sanctions imposed after it held a nuclear test in February. Pyongyang says it needs nuclear weapons for self-defense, and on Tuesday it announced it would restart a plutonium reactor that was shut down in 2007.<text:line-break/><text:line-break/>Analysts say the elevated rhetoric is probably calculated to push for concessions from South Korea, prod Washington into talks and bolster the image of North Korean leader Kim Jong Un.<text:line-break/><text:line-break/>But Castro called the situation "incredible and absurd," and said war would cause terrible harm to the people of both Koreas and benefit no one.<text:line-break/><text:line-break/>"This is one of the gravest risks of nuclear war since the October Crisis in 1962 involving Cuba, 50 years ago," he wrote, a reference to what is known in English as the Cuban Missile Crisis.<text:line-break/><text:line-break/>Castro last published one of his columns known as "Reflections" on June 19, 2012. In October, amid the latest round of rumors of his purportedly dire health, he said he had stopped writing them not due to illness but because they were occupying space in official newspapers and state TV news broadcasts that was needed for other uses.<text:line-break/><text:line-break/>Letters signed by him have been released periodically, however, including a message of condolences last month following the death of Venezuelan President Hugo Chavez, a close friend and ally.<text:line-break/><text:line-break/>He also appeared in person in February at a voting station, bantering for more than an hour with poll workers, island reporters and children.<text:line-break/><text:line-break/>Castro has been out of office since 2006, when a near-fatal intestinal ailment forced him to hand power to his younger brother Raul.</text:p>
      <text:p text:style-name="P1"><text:span text:style-name="T1">陳真</text:span><text:s/>  |  2013.04.05 01:36   |   <text:a xlink:type="simple" xlink:href="http://palinfo.habago.org/Entry?Command=Information_PrintForum&amp;iPage=476#FORUM31905"><text:span text:style-name="T2">#</text:span></text:a></text:p>
      <text:p text:style-name="P2">因為畏光怕人，我這大半生全數淪陷在黑暗的電影院裏。剛好家裏就是開電影院，我對這世界最早的記憶大約就是兩歲時在大人懷抱中看了一部會吐水的大青蛙大戰吐火大恐龍的日本片。<text:span text:style-name="T3"><text:line-break/><text:line-break/></text:span>之後，便是六零年代康丁、素珠、脫線及矮仔財的台語片時代。那時流行隨片登台，除了演員，通常還會有一群全身插滿羽毛亮片、微露大腿的女舞者相伴登台。那時的電影院經常萬人空巷，有時擠到連入口大門都關不上；平常若只坐滿七成，謂之生意清淡。<text:span text:style-name="T3"><text:line-break/><text:line-break/></text:span>不久，台語片沒落，輪到香港電影的天下。我家屬香港嘉禾院線，諸如嘉禾出品的精武門、唐山大兄、猛龍過江等，都是家裏當年的賣座鉅片。那時美軍仍駐台，台南更是美軍大本營，記得那些日子電影院裏來了好多美軍；當李小龍在義大利餐館倉庫痛毆一群洋人混混時，這些美軍竟然高興得在電影院裏站起來手舞足蹈歡呼大叫。<text:span text:style-name="T3"><text:line-break/><text:line-break/></text:span>除了港片，家裏偶爾也會放映一些所謂有水準的好萊塢電影。那時年幼無知，以為奧斯卡是全世界最偉大而且說不定是全世界唯一的影展，因此心裏常感納悶，為什麼這些所謂有水準的電影這麼難看？幾乎沒有一部是我喜歡的。我把這歸咎於自己的文化水平不足。例如什麼第凡內晚餐還是午餐我忘了，大多是文藝片，通常看幾分鐘就睡著了。<text:span text:style-name="T3"><text:line-break/><text:line-break/>007</text:span>第一集到第九集倒是反覆看了幾十遍，曾在我家不斷連續放映，一集演個幾天就接演下一集，於是一整個月都是演<text:span text:style-name="T3">007</text:span>。在那個民風保守的年代，對於片中的香豔鏡頭印象特別深刻。<text:span text:style-name="T3"><text:line-break/><text:line-break/></text:span>那時電影檢查十分嚴格，經常連接吻都會被剪掉，公文上的理由是<text:span text:style-name="T3"><text:s/>"</text:span>挑起觀眾性慾<text:span text:style-name="T3">"</text:span>。但有時放映師會把這些被電檢官員剪掉的影片又偷偷給它接回去。<text:span text:style-name="T3"><text:line-break/><text:line-break/></text:span>我從小對這些載明剪片理由的官方公文很有興趣，喜歡拿來研究，但常感不解。例如<text:span text:style-name="T3"><text:s/>"</text:span>教父<text:span text:style-name="T3">" </text:span>中老教父被槍殺，片中教父家族裏的一個廚師感嘆說：<text:span text:style-name="T3">"</text:span>今天是灰暗的一天。<text:span text:style-name="T3">" </text:span>這樣一句對白竟然也被電檢單位剪掉，理由是說這會<text:span text:style-name="T3"><text:s/>"</text:span>影響民心士氣<text:span text:style-name="T3">"</text:span>，有礙反攻大陸之大業云云。<text:span text:style-name="T3"><text:line-break/><text:line-break/></text:span>有一回，家裏招待我唸的國小某年級全體師生分批免費包場觀賞，片名忘了，只記得片中出現泳裝鏡頭，現場立即掀起一陣鬼哭狼嚎，有些家教比較好的女學生還會故意撇開頭閉眼不看。<text:span text:style-name="T3"><text:line-break/><text:line-break/></text:span>因為小時候觀看奧斯卡得獎電影感覺難看到爆的不良印象，讓我對所謂藝術電影真的很害怕。那時候的台灣也完全沒有威尼斯、坎城及柏林影展的電影，大家以為<text:span text:style-name="T3">(</text:span>至少我以為<text:span text:style-name="T3">)</text:span>全世界只有一個影展叫奧斯卡，而且誤以為它是頒給藝術，這讓我對所謂<text:span text:style-name="T3"><text:s/>"</text:span>藝術片<text:span text:style-name="T3">" </text:span>總是抱持高度戒心，因為睡著的機率太高了；後來才知道，奧斯卡純粹就是商業，跟藝術扯不上什麼關係。<text:span text:style-name="T3"><text:line-break/><text:line-break/></text:span>因為政治因素，日片在台禁演許久，一直到大約<text:span text:style-name="T3">1983</text:span>年左右才准許專案進口幾部。其中一部就是大島渚的俘虜<text:span text:style-name="T3">(Merry Christmas, Mr. Lawrence)</text:span>。這電影開了我的電影竅，打通任督二脈，也許從此我才開始喜歡電影做為一種藝術；原來藝術一點也不可怕，而且真正能打動人心。至少打動我心，百看不厭。<text:span text:style-name="T3"><text:line-break/><text:line-break/></text:span>第二次開竅是大約<text:span text:style-name="T3">1985</text:span>年，高雄辦金馬影展。我從幾個月前就開始存錢，一共存了三部電影票的錢，打算挑三部來看。第一部就是看<text:span text:style-name="T3">Emir Kusturica</text:span>的<text:span text:style-name="T3"><text:s/>"</text:span>爸爸出差時<text:span text:style-name="T3">"</text:span>。所受震撼，前所未有。於是我把剩下兩部的錢全部買了<text:span text:style-name="T3"><text:s/>"</text:span>爸爸出差時<text:span text:style-name="T3">"</text:span>，重覆看了三遍。從那一刻起，我就成為<text:span text:style-name="T3"><text:s/>emir</text:span>，這個名字就一直用到現在。<text:span text:style-name="T3"><text:line-break/><text:line-break/></text:span>第三次開竅是在大約<text:span text:style-name="T3">2004</text:span>年吧，人還在劍橋，記得好像是去看<text:span text:style-name="T3"><text:s/>"</text:span>放牛班的春天<text:span text:style-name="T3">"</text:span>，放映前會先播放其它電影的預告片，我看到某部片的一幕影像，一排車子靜靜駛過夜裏，就這樣大約兩秒鐘的鏡頭，驚為天人。那電影就是蘇古諾夫的<text:span text:style-name="T3"><text:s/>"The Sun"</text:span>。一直到現在，我仍然認為電影史上蘇古諾夫名列第一，沒有比他藝術性更純粹的電影天才了。<text:span text:style-name="T3"><text:line-break/><text:line-break/></text:span>或者說，論智能理性之深沉複雜，我頒給高達；論感性浪漫，非<text:span text:style-name="T3">Emir Kusturica</text:span>莫屬；但若論思想深刻及藝術純粹，自然是蘇古諾夫應該排第一。這三個層面，一屬哲學，一屬美學，一屬宗教，大約就是一個人心裏、腦子裏、骨子裏所能容納的一切可能了。<text:span text:style-name="T3"><text:line-break/><text:line-break/></text:span>從天寶年間講起，之所以講這麼多，其實只是為了講第四次開竅。就在昨天。我看了一部片，這導演叫金基德，韓國人。我之前只看過他的一部片，覺得還不錯，但也只是不錯而已。這類<text:span text:style-name="T3"><text:s/>"</text:span>不錯<text:span text:style-name="T3">" </text:span>的導演，每個國家總會有三、五個，並不希奇，大約就像法國拍<text:span text:style-name="T3"><text:s/>"</text:span>八美圖<text:span text:style-name="T3">" </text:span>的歐容或台灣的蔡明亮、李安之類的導演。但我昨天看他的那部片，衝擊之深，卻不亞於前面那三次所謂開竅或震撼。<text:span text:style-name="T3"><text:line-break/><text:line-break/></text:span>很多藝術電影很動人，但你不一定會被它感動；就算感動，通常也不是打到骨子裏那種感動。例如伊朗的<text:span text:style-name="T3"><text:s/>"</text:span>分居風暴<text:span text:style-name="T3">" </text:span>很好看，很動人，但你應該不會感動到想找眼淚瓶吧。<text:span text:style-name="T3"><text:line-break/><text:line-break/></text:span>浮士德、永生樹都超好看，藝術性高到破表，但沒想到有這麼一部電影，不但藝術性破表，而且催淚指數也破表。當然，我講的催淚倒也不是指的那種從眼眶裏灑下的淚水，而是由衷之慟，靈魂的哀傷。<text:span text:style-name="T3"><text:line-break/><text:line-break/></text:span>一個人死後如果規定只能帶走一部電影陪葬，我也許會挑這一部；畢竟人若生前飽受誤解，死後總希望能帶著一份理解離開人世。我若說我完全能理解男主角的心，我若說我跟他有著一樣的靈魂，恐怕不知道會招來什麼樣的誤解和批評指教，家庭倫理促進委員會也許要來關切了。<text:span text:style-name="T3"><text:line-break/><text:line-break/></text:span>我看這電影海報有點眼熟，好像在哪見過；後來想起在哪見過了。<text:span text:style-name="T3"><text:line-break/><text:line-break/></text:span>這電影就叫<text:span text:style-name="T3">"</text:span>聖殤<text:span text:style-name="T3">"(pieta)</text:span>。</text:p>
      <text:p text:style-name="P1"><text:span text:style-name="T1">俊明</text:span><text:s/>  |  2013.04.01 09:38   |   <text:a xlink:type="simple" xlink:href="http://palinfo.habago.org/Entry?Command=Information_PrintForum&amp;iPage=476#FORUM31903"><text:span text:style-name="T2">#</text:span></text:a></text:p>
      <text:p text:style-name="P3"><text:span text:style-name="T3">Clowns Without Borders</text:span>，無國界小丑<text:span text:style-name="T3"><text:s/></text:span>（<text:span text:style-name="T3">http://www.clownswithoutborders.org/</text:span>）<text:span text:style-name="T3"><text:line-break/><text:line-break/></text:span>第一次聽到有<text:span text:style-name="T3">“</text:span>無國界小丑<text:span text:style-name="T3">”</text:span>這個組織，是在以前讀張翠容小姐的《大地旅人》這本書時知曉，一直念念不忘。近來有一份作業是要介紹非營利組織，就選擇了這個組織為題材。<text:span text:style-name="T3"><text:line-break/><text:line-break/></text:span>對戰亂地區的小孩來說，衣、食、住、行固然重要（應該說非常重要），但心理上的需求也不容忽視。物質上的需求已有許許多多的慈善或非營利組織<text:span text:style-name="T3">/</text:span>個人幫忙提供，<text:span text:style-name="T3">“</text:span>無國界小丑<text:span text:style-name="T3">”</text:span>恰好多少彌補了缺失的一環，可以讓受苦孩童在連綿戰亂動盪中得到一些心靈上的慰籍。<text:span text:style-name="T3"><text:line-break/><text:line-break/></text:span>這個非正統的組織確實引起了一些人的非議，但從影片或圖片中孩童們快樂的笑容來看，卻是非常值得的。就如該組織的標語稱<text:span text:style-name="T3">“No Child Without a Smile”</text:span>，小孩子的世界本來就該充滿笑容。<text:span text:style-name="T3"><text:line-break/><text:line-break/></text:span>我愛搞笑，我常想，將來有機會能夠當一名無國界的滑稽小丑，將歡樂帶給各地無辜受難的孩童乃至大人們，那是蠻不錯的一件事。</text:p>
      <text:p text:style-name="P1"><text:span text:style-name="T1">陳真</text:span><text:s/>  |  2013.04.01 02:26   |   <text:a xlink:type="simple" xlink:href="http://palinfo.habago.org/Entry?Command=Information_PrintForum&amp;iPage=476#FORUM31902"><text:span text:style-name="T2">#</text:span></text:a></text:p>
      <text:p text:style-name="P2">如果你需要知音，需要一點安慰劑，彷彿人生的戰火才走得過，或是即便走不過而仍然渴望一種憐憫，不妨聽聽這首歌和這部片。<text:span text:style-name="T3"><text:line-break/><text:line-break/>http://www.youtube.com/watch?v=SyCrB_WCCj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